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67cm" style:use-optimal-column-width="false"/>
    </style:style>
    <style:style style:name="co2" style:family="table-column">
      <style:table-column-properties style:column-width="4.071cm" style:use-optimal-column-width="false"/>
    </style:style>
    <style:style style:name="co3" style:family="table-column">
      <style:table-column-properties style:column-width="3.269cm" style:use-optimal-column-width="false"/>
    </style:style>
    <style:style style:name="co4" style:family="table-column">
      <style:table-column-properties style:column-width="3.94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956cm" svg:height="28.682cm" svg:x="0.18cm" svg:y="0.1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Source</text:p>
              </table:table-cell>
              <table:table-cell>
                <text:p>Data</text:p>
              </table:table-cell>
              <table:table-cell>
                <text:p>Data Type</text:p>
              </table:table-cell>
              <table:table-cell>
                <text:p>Destination</text:p>
              </table:table-cell>
            </table:table-row>
            <table:table-row table:style-name="ro2" table:default-cell-style-name="ce1">
              <table:table-cell>
                <text:p>Time Keeper</text:p>
              </table:table-cell>
              <table:table-cell>
                <text:p>Name</text:p>
              </table:table-cell>
              <table:table-cell>
                <text:p>String</text:p>
              </table:table-cell>
              <table:table-cell>
                <text:p>End User</text:p>
              </table:table-cell>
            </table:table-row>
            <table:table-row table:style-name="ro2" table:default-cell-style-name="ce1">
              <table:table-cell>
                <text:p>Time Keeper</text:p>
              </table:table-cell>
              <table:table-cell>
                <text:p>Position</text:p>
              </table:table-cell>
              <table:table-cell>
                <text:p>Integer </text:p>
              </table:table-cell>
              <table:table-cell>
                <text:p>End User</text:p>
              </table:table-cell>
            </table:table-row>
            <table:table-row table:style-name="ro2" table:default-cell-style-name="ce1">
              <table:table-cell>
                <text:p>Time Keeper</text:p>
              </table:table-cell>
              <table:table-cell>
                <text:p>Watch Time</text:p>
              </table:table-cell>
              <table:table-cell>
                <text:p>Time</text:p>
              </table:table-cell>
              <table:table-cell>
                <text:p>End User</text:p>
              </table:table-cell>
            </table:table-row>
            <table:table-row table:style-name="ro2" table:default-cell-style-name="ce1">
              <table:table-cell>
                <text:p>Time Keeper</text:p>
              </table:table-cell>
              <table:table-cell>
                <text:p>Club</text:p>
              </table:table-cell>
              <table:table-cell>
                <text:p>String</text:p>
              </table:table-cell>
              <table:table-cell>
                <text:p>End User</text:p>
              </table:table-cell>
            </table:table-row>
            <table:table-row table:style-name="ro2" table:default-cell-style-name="ce1">
              <table:table-cell>
                <text:p>Time Keeper</text:p>
              </table:table-cell>
              <table:table-cell>
                <text:p>Date</text:p>
              </table:table-cell>
              <table:table-cell>
                <text:p>Date</text:p>
              </table:table-cell>
              <table:table-cell>
                <text:p>End User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Name</text:p>
              </table:table-cell>
              <table:table-cell>
                <text:p>String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Position</text:p>
              </table:table-cell>
              <table:table-cell>
                <text:p>Integer 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Watch Time</text:p>
              </table:table-cell>
              <table:table-cell>
                <text:p>Time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Club</text:p>
              </table:table-cell>
              <table:table-cell>
                <text:p>String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Date</text:p>
              </table:table-cell>
              <table:table-cell>
                <text:p>Date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Event List</text:p>
              </table:table-cell>
              <table:table-cell>
                <text:p>List/Array 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Ride Time</text:p>
              </table:table-cell>
              <table:table-cell>
                <text:p>Time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Handicap Time</text:p>
              </table:table-cell>
              <table:table-cell>
                <text:p>Time</text:p>
              </table:table-cell>
              <table:table-cell>
                <text:p>End User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Handicap Points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Handicap Position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1" table:default-cell-style-name="ce1">
              <table:table-cell>
                <text:p>End User</text:p>
              </table:table-cell>
              <table:table-cell>
                <text:p>Transmedia Points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End User</text:p>
              </table:table-cell>
              <table:table-cell>
                <text:p>Circuit Points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End User</text:p>
              </table:table-cell>
              <table:table-cell>
                <text:p>Juvenile Points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End User</text:p>
              </table:table-cell>
              <table:table-cell>
                <text:p>Hill Climb Points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6:57:50.769000000</meta:creation-date>
    <dc:date>2014-10-03T18:56:57.530000000</dc:date>
    <meta:editing-duration>PT13M14S</meta:editing-duration>
    <meta:editing-cycles>1</meta:editing-cycles>
    <meta:document-statistic meta:object-count="1"/>
    <meta:generator>LibreOffice/4.3.1.2$Windows_x86 LibreOffice_project/958349dc3b25111dbca392fbc281a05559ef6848</meta:generator>
  </office:meta>
</office:document-meta>
</file>